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6" table:default-cell-style-name="Default"/>
        <table:table-row table:style-name="ro2">
          <table:table-cell table:style-name="ce1" office:value-type="string">
            <text:p>Uni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</text:p>
          </table:table-cell>
          <table:table-cell table:style-name="ce1" office:value-type="string">
            <text:p>Artillery</text:p>
          </table:table-cell>
          <table:table-cell table:style-name="ce1" office:value-type="string">
            <text:p>ArtilleryS</text:p>
          </table:table-cell>
          <table:table-cell table:style-name="ce1" office:value-type="string">
            <text:p>canBlitz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Spearman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Halberdier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Reiksguard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Lanc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Knight of the crown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Knight of the queen</text:p>
          </table:table-cell>
          <table:table-cell table:style-name="ce2" office:value-type="float" office:value="14">
            <text:p>14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Bowma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rossbowma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gre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Small Catapult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Trebuchet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hariot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 table:number-rows-repeated="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oblin Spearman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rc Axewarrio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Black Orc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oblin Wolfrider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oblin Spiderrid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rc Boarrider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oblin Bowman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rc Crossbowma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iant Spider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Spearthrower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oblin Wolf Chario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rc Boar Chariot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 table:number-rows-repeated="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Dwarven Warri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Longbeard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Iron Breaker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Hammerer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Giant Slay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Berserke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Bat Swarm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Dwarven Crossbowma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ave Troll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Fire Catapult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Onager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Ballista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 table:number-rows-repeated="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lanrat Warri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Night Runner Halberdier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Stormvermin</text:p>
          </table:table-cell>
          <table:table-cell table:style-name="ce2" office:value-type="float" office:value="8">
            <text:p>8</text:p>
          </table:table-cell>
          <table:table-cell table:number-columns-repeated="3"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Plague Censer Bearer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Rat Ride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Rat Swarm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Poison Wind Globadier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lanrat Crossbowma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Rat Ogre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Swamp Troll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Doomwheel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Plague Catapult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 table:number-rows-repeated="3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raglorn Barbarian</text:p>
          </table:table-cell>
          <table:table-cell table:style-name="ce2" office:value-type="string">
            <text:p>N/A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raglorn Bowman</text:p>
          </table:table-cell>
          <table:table-cell table:style-name="ce2" office:value-type="string">
            <text:p>N/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2" table:number-columns-repeated="2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raglorn Cave Spider</text:p>
          </table:table-cell>
          <table:table-cell table:style-name="ce2" office:value-type="string">
            <text:p>N/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>
          <table:table-cell table:style-name="ce2" office:value-type="string">
            <text:p>Craglorn Stone Giant</text:p>
          </table:table-cell>
          <table:table-cell table:style-name="ce2" office:value-type="string">
            <text:p>N/A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table:number-columns-repeated="3"/>
          <table:table-cell table:style-name="ce4" table:number-columns-repeated="26"/>
          <table:table-cell table:number-columns-repeated="990"/>
        </table:table-row>
        <table:table-row table:style-name="ro3" table:number-rows-repeated="70">
          <table:table-cell table:style-name="ce2" table:number-columns-repeated="8"/>
          <table:table-cell table:style-name="ce4" table:number-columns-repeated="26"/>
          <table:table-cell table:number-columns-repeated="990"/>
        </table:table-row>
        <table:table-row table:style-name="ro3" table:number-rows-repeated="10484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0">10.04.2024</text:date>, <text:time>22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5M3S</meta:editing-duration>
    <meta:editing-cycles>15</meta:editing-cycles>
    <meta:generator>OpenOffice/4.1.14$Win32 OpenOffice.org_project/4114m1$Build-9811</meta:generator>
    <dc:date>2024-04-10T22:27:27.36</dc:date>
    <meta:document-statistic meta:table-count="3" meta:cell-count="305" meta:object-count="0"/>
    <meta:user-defined meta:name="Info 1"/>
    <meta:user-defined meta:name="Info 2"/>
    <meta:user-defined meta:name="Info 3"/>
    <meta:user-defined meta:name="Info 4"/>
  </office:meta>
</office:document-meta>
</file>